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c5f66"/>
    </style:style>
    <style:style style:name="P3" style:family="paragraph" style:parent-style-name="Heading_20_3">
      <style:text-properties officeooo:paragraph-rsid="000c5f66"/>
    </style:style>
    <style:style style:name="P4" style:family="paragraph" style:parent-style-name="Standard">
      <style:text-properties officeooo:rsid="0007643a" officeooo:paragraph-rsid="0007643a"/>
    </style:style>
    <style:style style:name="P5" style:family="paragraph" style:parent-style-name="Standard">
      <style:text-properties officeooo:rsid="0007643a" officeooo:paragraph-rsid="000c5f66"/>
    </style:style>
    <style:style style:name="P6" style:family="paragraph" style:parent-style-name="Text_20_body">
      <style:text-properties officeooo:rsid="0007e49f" officeooo:paragraph-rsid="0007e49f"/>
    </style:style>
    <style:style style:name="P7" style:family="paragraph" style:parent-style-name="Text_20_body">
      <style:text-properties officeooo:rsid="0007e49f" officeooo:paragraph-rsid="000bae79"/>
    </style:style>
    <style:style style:name="P8" style:family="paragraph" style:parent-style-name="Text_20_body">
      <style:text-properties officeooo:rsid="0007e49f" officeooo:paragraph-rsid="000c5f66"/>
    </style:style>
    <style:style style:name="P9" style:family="paragraph" style:parent-style-name="Text_20_body">
      <style:text-properties officeooo:rsid="0007e49f" officeooo:paragraph-rsid="000fc831"/>
    </style:style>
    <style:style style:name="P10" style:family="paragraph" style:parent-style-name="Text_20_body">
      <style:text-properties officeooo:rsid="0007e49f" officeooo:paragraph-rsid="00105bb7"/>
    </style:style>
    <style:style style:name="P11" style:family="paragraph" style:parent-style-name="Text_20_body">
      <style:text-properties officeooo:rsid="0007e49f" officeooo:paragraph-rsid="00120441"/>
    </style:style>
    <style:style style:name="P12" style:family="paragraph" style:parent-style-name="Text_20_body">
      <style:text-properties officeooo:paragraph-rsid="000c5f66"/>
    </style:style>
    <style:style style:name="P13" style:family="paragraph" style:parent-style-name="Text_20_body">
      <style:paragraph-properties fo:text-align="center" style:justify-single-word="false"/>
      <style:text-properties officeooo:rsid="000c5f66" officeooo:paragraph-rsid="000c5f66"/>
    </style:style>
    <style:style style:name="P14" style:family="paragraph" style:parent-style-name="Text_20_body">
      <style:text-properties officeooo:paragraph-rsid="00105bb7"/>
    </style:style>
    <style:style style:name="T1" style:family="text">
      <style:text-properties officeooo:rsid="0007e49f"/>
    </style:style>
    <style:style style:name="T2" style:family="text">
      <style:text-properties officeooo:rsid="00099895"/>
    </style:style>
    <style:style style:name="T3" style:family="text">
      <style:text-properties officeooo:rsid="000bae79"/>
    </style:style>
    <style:style style:name="T4" style:family="text">
      <style:text-properties officeooo:rsid="000c5f66"/>
    </style:style>
    <style:style style:name="T5" style:family="text">
      <style:text-properties officeooo:rsid="00105bb7"/>
    </style:style>
    <style:style style:name="T6" style:family="text">
      <style:text-properties officeooo:rsid="001204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cenario A</text:h>
      <text:p text:style-name="P13">Conquérir</text:p>
      <text:p text:style-name="P4"/>
      <text:h text:style-name="Heading_20_3" text:outline-level="3">1)choix action </text:h>
      <text:p text:style-name="Text_20_body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9">Test 1.1 </text:p>
      <text:p text:style-name="P9">L’utilisateur saisit une chaine sans les :</text:p>
      <text:p text:style-name="P9"/>
      <text:p text:style-name="P9">Test 1.2 </text:p>
      <text:p text:style-name="P9">L’utilisateur saisit d’abord ligne puis colonne </text:p>
      <text:p text:style-name="P9"/>
      <text:p text:style-name="P9">Test 1.3 </text:p>
      <text:p text:style-name="P9">L’utilisateur saisit une colonne et/ou une ligne en dehors du plateau de Jeu, ou toutes valeurs erronées</text:p>
      <text:p text:style-name="P9"/>
      <text:p text:style-name="P9">Test 1.4 </text:p>
      <text:p text:style-name="P9">L’utilisateur saisit les coordonnées d’une case, où il n’y a pas de Piece</text:p>
      <text:p text:style-name="P9"/>
      <text:p text:style-name="P9">Test 1.5 </text:p>
      <text:p text:style-name="P9">L’utilisateur saisit les coordonnées d’une case, où il y a une Piece </text:p>
      <text:p text:style-name="P6"/>
      <text:p text:style-name="P6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h text:style-name="Heading_20_3" text:outline-level="3"><text:soft-page-break/>2)choix de la planète</text:h>
      <text:p text:style-name="Text_20_body">La sélection de la <text:span text:style-name="T2">planète</text:span> se fait dans un deuxième temps. On fera à chaque fois des aller-retours, ce qui permettra de tester plus de directions </text:p>
      <text:p text:style-name="P4"/>
      <text:p text:style-name="P10">Test 2.1 </text:p>
      <text:p text:style-name="P10">Déplacements valides de la tour </text:p>
      <text:p text:style-name="P10"/>
      <text:p text:style-name="P10">Test2.2 </text:p>
      <text:p text:style-name="P10">Déplacements valide du cavalier </text:p>
      <text:p text:style-name="P10"/>
      <text:p text:style-name="P10">Test2.3 </text:p>
      <text:p text:style-name="P10">Déplacements valide du fou </text:p>
      <text:p text:style-name="P10"/>
      <text:p text:style-name="P10">Test 2.4 </text:p>
      <text:p text:style-name="P10">Déplacement valide du roi </text:p>
      <text:p text:style-name="P10"/>
      <text:p text:style-name="P10">Test 2.5 </text:p>
      <text:p text:style-name="P10">Déplacement valide du pion </text:p>
      <text:p text:style-name="P10"/>
      <text:p text:style-name="P11">Test 2.6 </text:p>
      <text:p text:style-name="P10">Déplacement valide de la reine </text:p>
      <text:p text:style-name="P10"/>
      <text:p text:style-name="P10">Test 2.<text:span text:style-name="T6">7</text:span></text:p>
      <text:p text:style-name="P10">Déplacements invalide de la tour </text:p>
      <text:p text:style-name="P10"/>
      <text:p text:style-name="P10">Test2.<text:span text:style-name="T6">8</text:span></text:p>
      <text:p text:style-name="P10">Déplacements invalide du fou </text:p>
      <text:p text:style-name="P10"/>
      <text:p text:style-name="P10">Test2.<text:span text:style-name="T6">9</text:span></text:p>
      <text:p text:style-name="P14"><text:span text:style-name="T1">Déplacements invalide de la reine </text:span></text:p>
      <text:p text:style-name="P14"/>
      <text:h text:style-name="P2" text:outline-level="2"><text:soft-page-break/>Scenario <text:span text:style-name="T4">B</text:span></text:h>
      <text:p text:style-name="P13">Libérer</text:p>
      <text:p text:style-name="P5"/>
      <text:h text:style-name="P3" text:outline-level="3">1)choix action </text:h>
      <text:p text:style-name="P12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8">Test1.1</text:p>
      <text:p text:style-name="P8"/>
      <text:p text:style-name="P8"/>
      <text:p text:style-name="P8">Test1.2</text:p>
      <text:p text:style-name="P8"/>
      <text:p text:style-name="P8"/>
      <text:p text:style-name="P8">Test1.3</text:p>
      <text:p text:style-name="P8"/>
      <text:p text:style-name="P8"/>
      <text:p text:style-name="P8">Test1.4</text:p>
      <text:p text:style-name="P8"/>
      <text:p text:style-name="P8"/>
      <text:p text:style-name="P8">Test1.5</text:p>
      <text:p text:style-name="P8"/>
      <text:p text:style-name="P8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p text:style-name="P12"/>
      <text:p text:style-name="P12"/>
      <text:h text:style-name="P3" text:outline-level="3"><text:soft-page-break/>2)choix de la planète</text:h>
      <text:p text:style-name="P12">La sélection de la <text:span text:style-name="T2">planète</text:span> se fait dans un deuxième temps. On fera à chaque fois des aller-retours, ce qui permettra de tester plus de directions </text:p>
      <text:p text:style-name="P5"/>
      <text:p text:style-name="P8">Test<text:span text:style-name="T3">2</text:span>.1</text:p>
      <text:p text:style-name="P8"/>
      <text:p text:style-name="P8"/>
      <text:p text:style-name="P8">Test<text:span text:style-name="T3">2</text:span>.2</text:p>
      <text:p text:style-name="P8"/>
      <text:p text:style-name="P8"/>
      <text:p text:style-name="P8">Test<text:span text:style-name="T3">2</text:span>.3</text:p>
      <text:p text:style-name="P8"/>
      <text:p text:style-name="P8"/>
      <text:p text:style-name="P8">Test<text:span text:style-name="T3">2</text:span>.4</text:p>
      <text:p text:style-name="P8"/>
      <text:p text:style-name="P8"/>
      <text:p text:style-name="P8">Test<text:span text:style-name="T3">2</text:span>.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2"><text:soft-page-break/>Scenario <text:span text:style-name="T4">C</text:span></text:h>
      <text:p text:style-name="P13">Fin de Partie</text:p>
      <text:p text:style-name="P5"/>
      <text:h text:style-name="P3" text:outline-level="3">1)choix action </text:h>
      <text:p text:style-name="P12">La sélection d’une <text:span text:style-name="T1">action</text:span>, se fait avec <text:span text:style-name="T1">une </text:span>valeur : <text:span text:style-name="T1">action</text:span>. Dans notre application nous faisons qu’une seule saisie, où l<text:span text:style-name="T1">a</text:span> valeurs sont séparées par : </text:p>
      <text:p text:style-name="P8">Test1.1</text:p>
      <text:p text:style-name="P8"/>
      <text:p text:style-name="P8"/>
      <text:p text:style-name="P8">Test1.2</text:p>
      <text:p text:style-name="P8"/>
      <text:p text:style-name="P8"/>
      <text:p text:style-name="P8">Test1.3</text:p>
      <text:p text:style-name="P8"/>
      <text:p text:style-name="P8"/>
      <text:p text:style-name="P8">Test1.4</text:p>
      <text:p text:style-name="P8"/>
      <text:p text:style-name="P8"/>
      <text:p text:style-name="P8">Test1.5</text:p>
      <text:p text:style-name="P8"/>
      <text:p text:style-name="P8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p text:style-name="P12"/>
      <text:p text:style-name="P12"/>
      <text:h text:style-name="P3" text:outline-level="3"><text:soft-page-break/>2)choix de la planète</text:h>
      <text:p text:style-name="P12">La sélection de la <text:span text:style-name="T2">planète</text:span> se fait dans un deuxième temps. On fera à chaque fois des aller-retours, ce qui permettra de tester plus de directions </text:p>
      <text:p text:style-name="P5"/>
      <text:p text:style-name="P8">Test<text:span text:style-name="T3">2</text:span>.1</text:p>
      <text:p text:style-name="P8"/>
      <text:p text:style-name="P8"/>
      <text:p text:style-name="P8">Test<text:span text:style-name="T3">2</text:span>.2</text:p>
      <text:p text:style-name="P8"/>
      <text:p text:style-name="P8"/>
      <text:p text:style-name="P8">Test<text:span text:style-name="T3">2</text:span>.3</text:p>
      <text:p text:style-name="P8"/>
      <text:p text:style-name="P8"/>
      <text:p text:style-name="P8">Test<text:span text:style-name="T3">2</text:span>.4</text:p>
      <text:p text:style-name="P8"/>
      <text:p text:style-name="P8"/>
      <text:p text:style-name="P8">Test<text:span text:style-name="T3">2</text:span>.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09T11:58:02.176000000</dc:date>
    <meta:editing-duration>PT20M19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6" meta:paragraph-count="66" meta:word-count="324" meta:character-count="1927" meta:non-whitespace-character-count="1638"/>
  </office:meta>
</office:document-meta>
</file>